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stJsonRedisSerializer.serialize( T 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FastJsonRedisSerializer.FastJsonRedisSerializer( Class &lt; T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RedisSerializer.getFastJson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RedisSerializer.setFastJsonConfig( FastJsonConfig fastJson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RedisSerializer.deserialize( byte [ ] byt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